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03cm" style:rel-column-width="11681*"/>
    </style:style>
    <style:style style:name="Table2.B" style:family="table-column">
      <style:table-column-properties style:column-width="13.97cm" style:rel-column-width="5385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Standard">
      <style:text-properties fo:color="#0066cc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officeooo:rsid="000ea2a2" officeooo:paragraph-rsid="000ea2a2"/>
    </style:style>
    <style:style style:name="P8" style:family="paragraph" style:parent-style-name="Standard" style:list-style-name="L1">
      <style:text-properties officeooo:rsid="000ea2a2" officeooo:paragraph-rsid="00108141"/>
    </style:style>
    <style:style style:name="P9" style:family="paragraph" style:parent-style-name="Standard" style:list-style-name="L2"/>
    <style:style style:name="P10" style:family="paragraph" style:parent-style-name="Standard">
      <style:text-properties officeooo:rsid="000f7f8f"/>
    </style:style>
    <style:style style:name="P11" style:family="paragraph" style:parent-style-name="Standard" style:list-style-name="L2">
      <style:text-properties officeooo:rsid="000f7f8f" officeooo:paragraph-rsid="000f7f8f"/>
    </style:style>
    <style:style style:name="P12" style:family="paragraph" style:parent-style-name="Table_20_Contents">
      <style:text-properties officeooo:paragraph-rsid="00108141"/>
    </style:style>
    <style:style style:name="T1" style:family="text">
      <style:text-properties officeooo:rsid="000dcee9"/>
    </style:style>
    <style:style style:name="T2" style:family="text">
      <style:text-properties officeooo:rsid="000ea2a2"/>
    </style:style>
    <style:style style:name="T3" style:family="text">
      <style:text-properties officeooo:rsid="000f0ec1"/>
    </style:style>
    <style:style style:name="T4" style:family="text">
      <style:text-properties officeooo:rsid="000f7f8f"/>
    </style:style>
    <style:style style:name="T5" style:family="text">
      <style:text-properties officeooo:rsid="000fc5ae"/>
    </style:style>
    <style:style style:name="T6" style:family="text">
      <style:text-properties officeooo:rsid="001081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SYSNEO CONSULTING</text:p>
          </table:table-cell>
        </table:table-row>
        <table:table-row>
          <table:table-cell table:style-name="Table1.A2" office:value-type="string">
            <text:p text:style-name="P3">INFORME DE AVANCE – AREA VENTAS</text:p>
          </table:table-cell>
        </table:table-row>
        <table:table-row>
          <table:table-cell table:style-name="Table1.A2" office:value-type="string">
            <text:p text:style-name="P4">N° INFORME: IAV2<text:span text:style-name="T5">9</text:span>0<text:span text:style-name="T1">4</text:span>13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Tema</text:p>
          </table:table-cell>
          <table:table-cell table:style-name="Table2.B1" office:value-type="string">
            <text:p text:style-name="P12"><text:span text:style-name="T6">ACTIVIADES DE VENTAS</text:span></text:p>
          </table:table-cell>
        </table:table-row>
        <table:table-row>
          <table:table-cell table:style-name="Table2.A2" office:value-type="string">
            <text:p text:style-name="P2">Responsable</text:p>
          </table:table-cell>
          <table:table-cell table:style-name="Table2.B2" office:value-type="string">
            <text:p text:style-name="Table_20_Contents">Evelyn Villanueva Revilla</text:p>
          </table:table-cell>
        </table:table-row>
        <table:table-row>
          <table:table-cell table:style-name="Table2.A2" office:value-type="string">
            <text:p text:style-name="P2">Fecha</text:p>
          </table:table-cell>
          <table:table-cell table:style-name="Table2.B2" office:value-type="string">
            <text:p text:style-name="Table_20_Contents"><text:span text:style-name="T1">Lunes</text:span> 2<text:span text:style-name="T6">9</text:span> de <text:span text:style-name="T1">Abril</text:span> de 2013</text:p>
          </table:table-cell>
        </table:table-row>
      </table:table>
      <text:p text:style-name="Standard"/>
      <text:p text:style-name="P5">Avances:</text:p>
      <text:list xml:id="list3143730099766523942" text:style-name="L1">
        <text:list-item>
          <text:p text:style-name="P7">Se <text:span text:style-name="T6">reviso el correo de </text:span><text:a xlink:type="simple" xlink:href="mailto:ventas@sysneoconsulting.com"><text:span text:style-name="T6">ventas@sysneoconsulting.com</text:span></text:a><text:span text:style-name="T6">, y no hubo correos entrantes por otro lado la capacidad del correo está llegando a su límite.</text:span></text:p>
        </text:list-item>
        <text:list-item>
          <text:p text:style-name="P8"><text:span text:style-name="T6">Debido al límite del correo de ventas se decidió implementar en mi pc evolution (gestor de correos), también se hizo para el correo personal </text:span><text:a xlink:type="simple" xlink:href="mailto:evillanueva@sysneoconsulting.com"><text:span text:style-name="T6">evillanueva@sysneoconsulting.com</text:span></text:a><text:span text:style-name="T6">.</text:span></text:p>
        </text:list-item>
        <text:list-item>
          <text:p text:style-name="P8"><text:span text:style-name="T6">Se estructuró el plan de promoción(está a un 70%).</text:span></text:p>
          <text:p text:style-name="P6"/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elyn </meta:initial-creator>
    <meta:creation-date>2013-01-23T12:12:28</meta:creation-date>
    <dc:date>2013-04-30T10:16:17</dc:date>
    <dc:creator>evelyn </dc:creator>
    <meta:editing-duration>PT8M57S</meta:editing-duration>
    <meta:editing-cycles>4</meta:editing-cycles>
    <meta:generator>LibreOffice/4.0.2.2$Linux_x86 LibreOffice_project/400m0$Build-2</meta:generator>
    <meta:document-statistic meta:table-count="2" meta:image-count="0" meta:object-count="0" meta:page-count="1" meta:paragraph-count="14" meta:word-count="87" meta:character-count="539" meta:non-whitespace-character-count="468"/>
  </office:meta>
</office:document-meta>
</file>